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15498" officeooo:paragraph-rsid="00115498"/>
    </style:style>
    <style:style style:name="P2" style:family="paragraph" style:parent-style-name="Standard">
      <style:text-properties officeooo:rsid="00115498" officeooo:paragraph-rsid="0013052a"/>
    </style:style>
    <style:style style:name="P3" style:family="paragraph" style:parent-style-name="Standard">
      <style:text-properties officeooo:rsid="0013052a" officeooo:paragraph-rsid="0013052a"/>
    </style:style>
    <style:style style:name="P4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0.99pt double #000000" style:join-border="false"/>
      <style:text-properties officeooo:rsid="00115498" officeooo:paragraph-rsid="00115498"/>
    </style:style>
    <style:style style:name="P5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0.99pt double #000000" style:join-border="false"/>
      <style:text-properties officeooo:rsid="0013052a" officeooo:paragraph-rsid="0013052a"/>
    </style:style>
    <style:style style:name="T1" style:family="text">
      <style:text-properties officeooo:rsid="00115498"/>
    </style:style>
    <style:style style:name="T2" style:family="text">
      <style:text-properties officeooo:rsid="001305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ct 1</text:p>
      <text:p text:style-name="P2"><text:span text:style-name="T2">Sam Disharoon</text:span></text:p>
      <text:p text:style-name="P2"/>
      <text:p text:style-name="P3">README.txt</text:p>
      <text:p text:style-name="P3"/>
      <text:p text:style-name="P3">I did not finish this project. <text:s/>Every matrix operation works except for inverse. It will run, but the values that it gives are garbage. I only have one executable because Inverse doesn't work.</text:p>
      <text:p text:style-name="P5"/>
      <text:p text:style-name="P5"><text:span text:style-name="T1">Output:</text:span></text:p>
      <text:p text:style-name="P1">How many rows?</text:p>
      <text:p text:style-name="P1">3</text:p>
      <text:p text:style-name="P1">How many columns?</text:p>
      <text:p text:style-name="P1">3</text:p>
      <text:p text:style-name="P1">37 42 45 </text:p>
      <text:p text:style-name="P1">9 49 37 </text:p>
      <text:p text:style-name="P1">3 33 48 </text:p>
      <text:p text:style-name="P1">==== <text:s text:c="112"/></text:p>
      <text:p text:style-name="P1">After Padding: <text:s text:c="102"/></text:p>
      <text:p text:style-name="P1">==== <text:s text:c="112"/></text:p>
      <text:p text:style-name="P1">37 42 45 0 <text:s text:c="106"/></text:p>
      <text:p text:style-name="P1">9 49 37 0 <text:s text:c="107"/></text:p>
      <text:p text:style-name="P1">3 33 48 0 <text:s text:c="107"/></text:p>
      <text:p text:style-name="P1">0 0 0 1 <text:s text:c="109"/></text:p>
      <text:p text:style-name="P1">37 42 45 0 <text:s text:c="106"/></text:p>
      <text:p text:style-name="P1">9 49 37 0 <text:s text:c="107"/></text:p>
      <text:p text:style-name="P1">3 33 48 0 <text:s text:c="107"/></text:p>
      <text:p text:style-name="P1">0 0 0 1 <text:s text:c="109"/></text:p>
      <text:p text:style-name="P1">==== <text:s text:c="112"/></text:p>
      <text:p text:style-name="P1">Adding 2 matricies <text:s text:c="98"/></text:p>
      <text:p text:style-name="P1">74 84 90 0 <text:s text:c="106"/></text:p>
      <text:p text:style-name="P1">18 98 74 0 <text:s text:c="106"/></text:p>
      <text:p text:style-name="P1">6 66 96 0 <text:s text:c="107"/></text:p>
      <text:p text:style-name="P1">0 0 0 2 </text:p>
      <text:p text:style-name="P1">Multiplying 2 matricies</text:p>
      <text:p text:style-name="P1">0 0 0 0 </text:p>
      <text:p text:style-name="P1">0 0 0 0 </text:p>
      <text:p text:style-name="P1">0 0 0 0 </text:p>
      <text:p text:style-name="P1">0 0 0 1 </text:p>
      <text:p text:style-name="P1">Subtracting 2 matricies</text:p>
      <text:p text:style-name="P1">37 42 45 0 </text:p>
      <text:p text:style-name="P1">9 49 37 0 </text:p>
      <text:p text:style-name="P1">3 33 48 0 </text:p>
      <text:p text:style-name="P1">0 0 0 1 </text:p>
      <text:p text:style-name="P1">Transpose of A1 is:</text:p>
      <text:p text:style-name="P1">37 9 3 0 </text:p>
      <text:p text:style-name="P1">42 49 33 0 </text:p>
      <text:p text:style-name="P1">45 37 48 0 </text:p>
      <text:p text:style-name="P4">0 0 0 1 </text:p>
      <text:p text:style-name="P1"><text:soft-page-break/>//Project 1</text:p>
      <text:p text:style-name="P1">//Main.cpp</text:p>
      <text:p text:style-name="P1">//Sam Disharoon</text:p>
      <text:p text:style-name="P1">#include"matrix.h"</text:p>
      <text:p text:style-name="P1">#include&lt;iostream&gt;</text:p>
      <text:p text:style-name="P1"/>
      <text:p text:style-name="P1">int main(int argc, char** argv){</text:p>
      <text:p text:style-name="P1"><text:s text:c="8"/>long unsigned int r,c;</text:p>
      <text:p text:style-name="P1"/>
      <text:p text:style-name="P1"><text:s text:c="8"/>std::cout&lt;&lt;"How many rows?\n";</text:p>
      <text:p text:style-name="P1"><text:s text:c="8"/>std::cin&gt;&gt;r;</text:p>
      <text:p text:style-name="P1"><text:s text:c="8"/>std::cout&lt;&lt;"How many columns?\n";</text:p>
      <text:p text:style-name="P1"><text:s text:c="8"/>std::cin&gt;&gt;c;</text:p>
      <text:p text:style-name="P1"><text:s text:c="8"/>Matrix A1(r,c);</text:p>
      <text:p text:style-name="P1"><text:s text:c="8"/>A1.fill();</text:p>
      <text:p text:style-name="P1"><text:s text:c="8"/>A1.print();</text:p>
      <text:p text:style-name="P1"><text:s text:c="8"/>std::cout&lt;&lt;"====\nAfter Padding:\n====\n";</text:p>
      <text:p text:style-name="P1"><text:s text:c="8"/>A1.pad();</text:p>
      <text:p text:style-name="P1"><text:s text:c="8"/>A1.print();</text:p>
      <text:p text:style-name="P1"><text:s text:c="8"/>Matrix A2;</text:p>
      <text:p text:style-name="P1"><text:s text:c="8"/>A2=A1;//Shows off assignment operator</text:p>
      <text:p text:style-name="P1"><text:s text:c="8"/>A2.print();</text:p>
      <text:p text:style-name="P1"><text:s text:c="8"/>std::cout&lt;&lt;"====\n";</text:p>
      <text:p text:style-name="P1"><text:s text:c="8"/>Matrix A3=A1;//Shows off copy ctor</text:p>
      <text:p text:style-name="P1"><text:s text:c="8"/>std::cout&lt;&lt;"Adding 2 matricies\n";</text:p>
      <text:p text:style-name="P1"><text:s text:c="8"/>A3=(A1+A2);</text:p>
      <text:p text:style-name="P1"><text:s text:c="8"/>A3.print();</text:p>
      <text:p text:style-name="P1"><text:s text:c="8"/>Matrix A4;</text:p>
      <text:p text:style-name="P1"><text:s text:c="8"/>std::cout&lt;&lt;"Multiplying 2 matricies\n";</text:p>
      <text:p text:style-name="P1"><text:s text:c="8"/>A4.mul(A1,A2);</text:p>
      <text:p text:style-name="P1"><text:s text:c="8"/>A4.print();</text:p>
      <text:p text:style-name="P1"><text:s text:c="8"/>Matrix A5;</text:p>
      <text:p text:style-name="P1"><text:s text:c="8"/>std::cout&lt;&lt;"Subtracting 2 matricies\n";</text:p>
      <text:p text:style-name="P1"><text:s text:c="8"/>A5 =(A3-A2);</text:p>
      <text:p text:style-name="P1"><text:s text:c="8"/>A5.print();</text:p>
      <text:p text:style-name="P1"><text:s text:c="8"/>std::cout&lt;&lt;"Transpose of A1 is:\n";</text:p>
      <text:p text:style-name="P1"><text:s text:c="8"/>Matrix A6;</text:p>
      <text:p text:style-name="P1"><text:s text:c="8"/>A6=A1.trans();</text:p>
      <text:p text:style-name="P1"><text:s text:c="8"/>A6.print(); </text:p>
      <text:p text:style-name="P1">// <text:s text:c="5"/>A1.inv();</text:p>
      <text:p text:style-name="P1">// <text:s text:c="5"/>A1.print(); </text:p>
      <text:p text:style-name="P1"><text:s text:c="8"/>std::cout&lt;&lt;"===========================\n";</text:p>
      <text:p text:style-name="P1"/>
      <text:p text:style-name="P1"><text:s text:c="13"/></text:p>
      <text:p text:style-name="P1">return 0;</text:p>
      <text:p text:style-name="P4">}</text:p>
      <text:p text:style-name="P1">//Project 1</text:p>
      <text:p text:style-name="P1">//Matrix.h</text:p>
      <text:p text:style-name="P1"><text:soft-page-break/>//Sam Disharoon</text:p>
      <text:p text:style-name="P1"/>
      <text:p text:style-name="P1">#ifndef MATRIX_H</text:p>
      <text:p text:style-name="P1">#define MATRIX_H</text:p>
      <text:p text:style-name="P1"/>
      <text:p text:style-name="P1">class Matrix{</text:p>
      <text:p text:style-name="P1"><text:s text:c="8"/>private:</text:p>
      <text:p text:style-name="P1"><text:s text:c="8"/>long unsigned int rows,cols;</text:p>
      <text:p text:style-name="P1"><text:s text:c="8"/>float** A;</text:p>
      <text:p text:style-name="P1"><text:s text:c="8"/>public:</text:p>
      <text:p text:style-name="P1"><text:s text:c="8"/>Matrix();</text:p>
      <text:p text:style-name="P1"><text:s text:c="8"/>Matrix(long unsigned int,long unsigned int);</text:p>
      <text:p text:style-name="P1"><text:s text:c="8"/>Matrix(const Matrix&amp;);</text:p>
      <text:p text:style-name="P1"><text:s text:c="8"/>Matrix operator=(const Matrix&amp;);</text:p>
      <text:p text:style-name="P1"><text:s text:c="8"/>~Matrix();</text:p>
      <text:p text:style-name="P1"><text:s text:c="8"/>float** create()const;</text:p>
      <text:p text:style-name="P1"><text:s text:c="8"/>void fill();</text:p>
      <text:p text:style-name="P1"><text:s text:c="8"/>Matrix operator+(const Matrix&amp;)const;</text:p>
      <text:p text:style-name="P1"><text:s text:c="8"/>Matrix operator-(const Matrix&amp;)const;</text:p>
      <text:p text:style-name="P1"><text:s text:c="8"/>Matrix operator*(const Matrix&amp;)const;</text:p>
      <text:p text:style-name="P1"><text:s text:c="8"/>Matrix operator*(const int&amp;);</text:p>
      <text:p text:style-name="P1"><text:s text:c="8"/>float* operator[](const int&amp;)const;</text:p>
      <text:p text:style-name="P1"><text:s text:c="8"/>Matrix add(Matrix&amp;,Matrix&amp;);</text:p>
      <text:p text:style-name="P1"><text:s text:c="8"/>Matrix sub(Matrix&amp;,Matrix&amp;);</text:p>
      <text:p text:style-name="P1"><text:s text:c="8"/>Matrix mul(Matrix&amp;,Matrix&amp;);</text:p>
      <text:p text:style-name="P1"><text:s text:c="8"/>Matrix pad();</text:p>
      <text:p text:style-name="P1"><text:s text:c="8"/>Matrix trans();</text:p>
      <text:p text:style-name="P1"><text:s text:c="8"/>Matrix inv();</text:p>
      <text:p text:style-name="P1"><text:s text:c="8"/>void print();</text:p>
      <text:p text:style-name="P1">};</text:p>
      <text:p text:style-name="P1"/>
      <text:p text:style-name="P4">#endif</text:p>
      <text:p text:style-name="P1">//Project 1</text:p>
      <text:p text:style-name="P1">//Matrix.cpp</text:p>
      <text:p text:style-name="P1">//Sam Disharoon</text:p>
      <text:p text:style-name="P1"/>
      <text:p text:style-name="P1">#include"matrix.h"</text:p>
      <text:p text:style-name="P1">#include&lt;iostream&gt;</text:p>
      <text:p text:style-name="P1">#include&lt;time.h&gt;</text:p>
      <text:p text:style-name="P1">Matrix::Matrix(){</text:p>
      <text:p text:style-name="P1"><text:s text:c="8"/>rows=0;</text:p>
      <text:p text:style-name="P1"><text:s text:c="8"/>cols=0;</text:p>
      <text:p text:style-name="P1"><text:s text:c="8"/>A=create();</text:p>
      <text:p text:style-name="P1"/>
      <text:p text:style-name="P1">}</text:p>
      <text:p text:style-name="P1">Matrix::Matrix(long unsigned int x, long unsigned int y){//ctor</text:p>
      <text:p text:style-name="P1"><text:s text:c="8"/>if(x&lt;=0||y&lt;=0){</text:p>
      <text:p text:style-name="P1"><text:s text:c="16"/>std::cout&lt;&lt;"Matrix error!\n";</text:p>
      <text:p text:style-name="P1"><text:soft-page-break/><text:s text:c="8"/>}</text:p>
      <text:p text:style-name="P1"><text:s text:c="8"/>else{</text:p>
      <text:p text:style-name="P1"><text:s text:c="16"/>rows=x;</text:p>
      <text:p text:style-name="P1"><text:s text:c="16"/>cols=y;</text:p>
      <text:p text:style-name="P1"><text:s text:c="16"/>A=create();</text:p>
      <text:p text:style-name="P1"><text:s text:c="8"/>}</text:p>
      <text:p text:style-name="P1">}</text:p>
      <text:p text:style-name="P1">float** Matrix::create()const{//allocate memory</text:p>
      <text:p text:style-name="P1"><text:s text:c="8"/>float** m=new float*[rows];</text:p>
      <text:p text:style-name="P1"><text:s text:c="8"/>for(int i=0;i&lt;rows;i++){</text:p>
      <text:p text:style-name="P1"><text:s text:c="16"/>m[i]=new float[cols];</text:p>
      <text:p text:style-name="P1"><text:s text:c="8"/>}</text:p>
      <text:p text:style-name="P1"><text:s text:c="8"/>return m;</text:p>
      <text:p text:style-name="P1">}</text:p>
      <text:p text:style-name="P1">void Matrix::fill(){//fill values</text:p>
      <text:p text:style-name="P1"><text:s text:c="8"/>srand(time(NULL));</text:p>
      <text:p text:style-name="P1"><text:s text:c="8"/>for(int i=0;i&lt;rows;i++){</text:p>
      <text:p text:style-name="P1"><text:s text:c="16"/>for(int j=0;j&lt;cols;j++){</text:p>
      <text:p text:style-name="P1"><text:s text:c="24"/>A[i][j]=rand() %100/2;</text:p>
      <text:p text:style-name="P1"><text:s text:c="16"/>}</text:p>
      <text:p text:style-name="P1"><text:s text:c="8"/>}</text:p>
      <text:p text:style-name="P1">}</text:p>
      <text:p text:style-name="P1">Matrix::Matrix(const Matrix&amp; other){//Copy ctor</text:p>
      <text:p text:style-name="P1"><text:s text:c="8"/>rows=other.rows;</text:p>
      <text:p text:style-name="P1"><text:s text:c="8"/>cols=other.cols;</text:p>
      <text:p text:style-name="P1"><text:s text:c="8"/>A=new float*[rows];</text:p>
      <text:p text:style-name="P1"><text:s text:c="8"/>for(int y=0;y&lt;other.rows;y++){</text:p>
      <text:p text:style-name="P1"><text:s text:c="16"/>A[y]=new float[cols];</text:p>
      <text:p text:style-name="P1"><text:s text:c="8"/>}</text:p>
      <text:p text:style-name="P1"><text:s text:c="8"/>for(int g=0;g&lt;other.rows;g++){</text:p>
      <text:p text:style-name="P1"><text:s text:c="16"/>for(int r=0;r&lt;other.cols;r++){</text:p>
      <text:p text:style-name="P1"><text:s text:c="24"/>A[g][r]=0;</text:p>
      <text:p text:style-name="P1"><text:s text:c="24"/>A[g][r]+=other.A[g][r];</text:p>
      <text:p text:style-name="P1"><text:s text:c="16"/>}</text:p>
      <text:p text:style-name="P1"><text:s text:c="8"/>}</text:p>
      <text:p text:style-name="P1"/>
      <text:p text:style-name="P1">}</text:p>
      <text:p text:style-name="P1">Matrix Matrix::operator=(const Matrix&amp; other){//overloaded = operator</text:p>
      <text:p text:style-name="P1"><text:s text:c="8"/>rows=other.rows;</text:p>
      <text:p text:style-name="P1"><text:s text:c="8"/>cols=other.cols;</text:p>
      <text:p text:style-name="P1"><text:s text:c="8"/>A=new float*[rows];</text:p>
      <text:p text:style-name="P1"><text:s text:c="8"/>for(int y=0;y&lt;other.rows;y++){</text:p>
      <text:p text:style-name="P1"><text:s text:c="16"/>A[y]=new float[cols];</text:p>
      <text:p text:style-name="P1"><text:s text:c="8"/>}</text:p>
      <text:p text:style-name="P1"><text:s text:c="8"/>for(int g=0;g&lt;other.rows;g++){</text:p>
      <text:p text:style-name="P1"><text:s text:c="16"/>for(int r=0;r&lt;other.cols;r++){</text:p>
      <text:p text:style-name="P1"><text:s text:c="24"/>A[g][r]=0;</text:p>
      <text:p text:style-name="P1"><text:s text:c="24"/>A[g][r]+=other.A[g][r];</text:p>
      <text:p text:style-name="P1"><text:s text:c="16"/>}</text:p>
      <text:p text:style-name="P1"><text:soft-page-break/><text:s text:c="8"/>}</text:p>
      <text:p text:style-name="P1"/>
      <text:p text:style-name="P1"><text:s text:c="8"/>return *this;</text:p>
      <text:p text:style-name="P1">}</text:p>
      <text:p text:style-name="P1">Matrix::~Matrix(){//default contructor</text:p>
      <text:p text:style-name="P1"><text:s text:c="8"/>for(int j=0;j&lt;rows;j++){</text:p>
      <text:p text:style-name="P1"><text:s text:c="16"/>delete[] A[j];</text:p>
      <text:p text:style-name="P1"><text:s text:c="8"/>}</text:p>
      <text:p text:style-name="P1"><text:s text:c="8"/>delete[] A;</text:p>
      <text:p text:style-name="P1"/>
      <text:p text:style-name="P1">}</text:p>
      <text:p text:style-name="P1">void Matrix::print(){//print function</text:p>
      <text:p text:style-name="P1"><text:s text:c="8"/>int i,j;</text:p>
      <text:p text:style-name="P1"><text:s text:c="8"/>for(i=0;i&lt;rows;i++){</text:p>
      <text:p text:style-name="P1"><text:s text:c="16"/>for(j=0;j&lt;cols;j++){</text:p>
      <text:p text:style-name="P1"><text:s text:c="24"/>std::cout&lt;&lt;A[i][j]&lt;&lt;" ";</text:p>
      <text:p text:style-name="P1"><text:s text:c="16"/>}</text:p>
      <text:p text:style-name="P1"><text:s text:c="16"/>std::cout&lt;&lt;"\n";</text:p>
      <text:p text:style-name="P1"><text:s text:c="8"/>}</text:p>
      <text:p text:style-name="P1">}</text:p>
      <text:p text:style-name="P1">Matrix Matrix::operator+(const Matrix&amp; m1)const{//overloaded + operator</text:p>
      <text:p text:style-name="P1"><text:s text:c="8"/>if(rows!=m1.rows||cols!=m1.cols){</text:p>
      <text:p text:style-name="P1"><text:s text:c="16"/>std::cout&lt;&lt;"Rows and columns don't match!\n";</text:p>
      <text:p text:style-name="P1"><text:s text:c="16"/>Matrix empty;</text:p>
      <text:p text:style-name="P1"><text:s text:c="16"/>return empty;</text:p>
      <text:p text:style-name="P1"><text:s text:c="8"/>}</text:p>
      <text:p text:style-name="P1"><text:s text:c="8"/>Matrix m2= Matrix(rows,cols);</text:p>
      <text:p text:style-name="P1"><text:s text:c="8"/>for(int i=0;i&lt;rows;i++){</text:p>
      <text:p text:style-name="P1"><text:s text:c="16"/>for(int j=0;j&lt;cols;j++){</text:p>
      <text:p text:style-name="P1"><text:s text:c="24"/>m2.A[i][j]=A[i][j]+m1.A[i][j];</text:p>
      <text:p text:style-name="P1"><text:s text:c="16"/>}</text:p>
      <text:p text:style-name="P1"><text:s text:c="8"/>}</text:p>
      <text:p text:style-name="P1"><text:s text:c="8"/>return m2;</text:p>
      <text:p text:style-name="P1"/>
      <text:p text:style-name="P1">}</text:p>
      <text:p text:style-name="P1">Matrix Matrix::operator-(const Matrix&amp; m1)const{//overloaded - operator</text:p>
      <text:p text:style-name="P1"><text:s text:c="8"/>if(rows!=m1.rows||cols!=m1.cols){</text:p>
      <text:p text:style-name="P1"><text:s text:c="16"/>std::cout&lt;&lt;"Rows and columns don't match!\n";</text:p>
      <text:p text:style-name="P1"><text:s text:c="16"/>Matrix empty;</text:p>
      <text:p text:style-name="P1"><text:s text:c="16"/>return empty;</text:p>
      <text:p text:style-name="P1"><text:s text:c="8"/>}</text:p>
      <text:p text:style-name="P1"><text:s text:c="8"/>Matrix m2=Matrix(rows,cols);</text:p>
      <text:p text:style-name="P1"><text:s text:c="8"/>for(int i=0;i&lt;rows;i++){</text:p>
      <text:p text:style-name="P1"><text:s text:c="16"/>for(int j=0;j&lt;cols;j++){</text:p>
      <text:p text:style-name="P1"><text:s text:c="24"/>m2.A[i][j]=A[i][j]-m1.A[i][j];</text:p>
      <text:p text:style-name="P1"><text:s text:c="16"/>}</text:p>
      <text:p text:style-name="P1"><text:s text:c="8"/>}</text:p>
      <text:p text:style-name="P1"><text:s text:c="8"/>return m2;</text:p>
      <text:p text:style-name="P1">}</text:p>
      <text:p text:style-name="P1"><text:soft-page-break/>Matrix Matrix::operator*(const Matrix&amp; m1)const{//overloaded * for matrix multiplication</text:p>
      <text:p text:style-name="P1"><text:s text:c="8"/>if(cols!=m1.rows){</text:p>
      <text:p text:style-name="P1"><text:s text:c="16"/>std::cout&lt;&lt;"Column of first doesn't match row of second!\n";</text:p>
      <text:p text:style-name="P1"><text:s text:c="16"/>Matrix empty;</text:p>
      <text:p text:style-name="P1"><text:s text:c="16"/>return empty;</text:p>
      <text:p text:style-name="P1"><text:s text:c="8"/>}</text:p>
      <text:p text:style-name="P1"><text:s text:c="8"/>Matrix m2=Matrix(rows,m1.cols);</text:p>
      <text:p text:style-name="P1"><text:s text:c="8"/>for(int i=0;i&lt;rows;i++){</text:p>
      <text:p text:style-name="P1"><text:s text:c="16"/>for(int j=0;j&lt;m1.cols;j++){</text:p>
      <text:p text:style-name="P1"><text:s text:c="24"/>for(int k=0;k&lt;m1.rows;k++){</text:p>
      <text:p text:style-name="P1"><text:s text:c="32"/>m2.A[i][j]+=A[i][j]*m1.A[k][j];</text:p>
      <text:p text:style-name="P1"><text:s text:c="24"/>}</text:p>
      <text:p text:style-name="P1"><text:s text:c="16"/>}</text:p>
      <text:p text:style-name="P1"><text:s text:c="8"/>}</text:p>
      <text:p text:style-name="P1"><text:s text:c="8"/>return m2;</text:p>
      <text:p text:style-name="P1">}</text:p>
      <text:p text:style-name="P1">Matrix Matrix::add(Matrix&amp; a1,Matrix&amp; a2){//+ function</text:p>
      <text:p text:style-name="P1"><text:s text:c="8"/>if(rows==0&amp;&amp;cols==0){</text:p>
      <text:p text:style-name="P1"><text:s text:c="16"/>rows=a1.rows;</text:p>
      <text:p text:style-name="P1"><text:s text:c="16"/>cols=a1.cols;</text:p>
      <text:p text:style-name="P1"><text:s text:c="16"/>A=new float* [rows];</text:p>
      <text:p text:style-name="P1"><text:s text:c="16"/>for(int i=0;i&lt;rows;i++){</text:p>
      <text:p text:style-name="P1"><text:s text:c="24"/>A[i]=new float[cols];</text:p>
      <text:p text:style-name="P1"><text:s text:c="16"/>}</text:p>
      <text:p text:style-name="P1"><text:s text:c="8"/>}</text:p>
      <text:p text:style-name="P1"><text:s text:c="8"/>else if(a1.rows!=a2.rows || a1.cols!=a2.cols||rows!=a1.rows||cols!=a1.cols)</text:p>
      <text:p text:style-name="P1"><text:s text:c="8"/>{</text:p>
      <text:p text:style-name="P1"><text:s text:c="16"/>std::cout&lt;&lt;"Can't add!\n";</text:p>
      <text:p text:style-name="P1"><text:s text:c="16"/>Matrix empty;</text:p>
      <text:p text:style-name="P1"><text:s text:c="16"/>return empty;</text:p>
      <text:p text:style-name="P1"><text:s text:c="8"/>}</text:p>
      <text:p text:style-name="P1"><text:s text:c="8"/>rows=a1.rows;</text:p>
      <text:p text:style-name="P1"><text:s text:c="8"/>cols=a1.cols;</text:p>
      <text:p text:style-name="P1"/>
      <text:p text:style-name="P1"><text:s text:c="8"/>for(int i=0;i&lt;rows;i++){</text:p>
      <text:p text:style-name="P1"><text:s text:c="16"/>for(int j=0;j&lt;cols;j++){</text:p>
      <text:p text:style-name="P1"><text:s text:c="24"/>A[i][j]=a1.A[i][j]+a2.A[i][j];</text:p>
      <text:p text:style-name="P1"><text:s text:c="16"/>}</text:p>
      <text:p text:style-name="P1"><text:s text:c="8"/>}</text:p>
      <text:p text:style-name="P1"><text:s text:c="8"/>return *this;</text:p>
      <text:p text:style-name="P1">}</text:p>
      <text:p text:style-name="P1">Matrix Matrix::sub(Matrix&amp; a1,Matrix&amp; a2){//- function</text:p>
      <text:p text:style-name="P1"><text:s text:c="8"/>if(rows==0&amp;&amp;cols==0){</text:p>
      <text:p text:style-name="P1"><text:s text:c="16"/>rows=a1.rows;</text:p>
      <text:p text:style-name="P1"><text:s text:c="16"/>cols=a1.cols;</text:p>
      <text:p text:style-name="P1"><text:s text:c="16"/>A=new float* [rows];</text:p>
      <text:p text:style-name="P1"><text:s text:c="16"/>for(int i=0;i&lt;rows;i++){</text:p>
      <text:p text:style-name="P1"><text:s text:c="24"/>A[i]=new float[cols];</text:p>
      <text:p text:style-name="P1"><text:s text:c="16"/>}</text:p>
      <text:p text:style-name="P1"><text:soft-page-break/><text:s text:c="8"/>}</text:p>
      <text:p text:style-name="P1"><text:s text:c="8"/>else if(a1.rows!=a2.rows || a1.cols!=a2.cols ||rows!=a1.rows ||cols!=a1.cols)</text:p>
      <text:p text:style-name="P1"><text:s text:c="8"/>{</text:p>
      <text:p text:style-name="P1"><text:s text:c="16"/>std::cout&lt;&lt;"Can't subtract!\n";</text:p>
      <text:p text:style-name="P1"><text:s text:c="16"/>Matrix empty;</text:p>
      <text:p text:style-name="P1"><text:s text:c="16"/>return empty;</text:p>
      <text:p text:style-name="P1"><text:s text:c="8"/>}</text:p>
      <text:p text:style-name="P1"><text:s text:c="8"/>rows=a1.rows;</text:p>
      <text:p text:style-name="P1"><text:s text:c="8"/>cols=a1.cols;</text:p>
      <text:p text:style-name="P1"/>
      <text:p text:style-name="P1"><text:s text:c="8"/>for(int i=0;i&lt;rows;i++){</text:p>
      <text:p text:style-name="P1"><text:s text:c="16"/>for(int j=0;j&lt;cols;j++){</text:p>
      <text:p text:style-name="P1"><text:s text:c="24"/>A[i][j]=a1.A[i][j]-a2.A[i][j];</text:p>
      <text:p text:style-name="P1"><text:s text:c="16"/>}</text:p>
      <text:p text:style-name="P1"><text:s text:c="8"/>}</text:p>
      <text:p text:style-name="P1"><text:s text:c="8"/>return *this;</text:p>
      <text:p text:style-name="P1">}</text:p>
      <text:p text:style-name="P1">Matrix Matrix::mul(Matrix&amp; a1, Matrix&amp; a2){//* function</text:p>
      <text:p text:style-name="P1"><text:s text:c="8"/>if(rows==0&amp;&amp;cols==0){</text:p>
      <text:p text:style-name="P1"><text:s text:c="16"/>rows=a1.rows;</text:p>
      <text:p text:style-name="P1"><text:s text:c="16"/>cols=a2.cols;</text:p>
      <text:p text:style-name="P1"><text:s text:c="16"/>A=new float* [rows];</text:p>
      <text:p text:style-name="P1"><text:s text:c="16"/>for(int i=0;i&lt;rows;i++){</text:p>
      <text:p text:style-name="P1"><text:s text:c="24"/>A[i]=new float[cols];</text:p>
      <text:p text:style-name="P1"><text:s text:c="16"/>}</text:p>
      <text:p text:style-name="P1"><text:s text:c="8"/>}</text:p>
      <text:p text:style-name="P1"><text:s text:c="8"/>else if(a1.rows!=a2.cols||rows!=a1.rows||cols!=a1.cols||rows!=a2.rows||cols!=a2.cols){</text:p>
      <text:p text:style-name="P1"><text:s text:c="16"/>std::cout&lt;&lt;"Can't multiply!\n";</text:p>
      <text:p text:style-name="P1"><text:s text:c="16"/>Matrix empty;</text:p>
      <text:p text:style-name="P1"><text:s text:c="16"/>return empty;</text:p>
      <text:p text:style-name="P1"><text:s text:c="8"/>}</text:p>
      <text:p text:style-name="P1"><text:s text:c="8"/>for(int i=0;i&lt;rows;i++){</text:p>
      <text:p text:style-name="P1"><text:s text:c="16"/>for(int j=0;j&lt;cols;j++){</text:p>
      <text:p text:style-name="P1"><text:s text:c="24"/>A[i][j]=0;</text:p>
      <text:p text:style-name="P1"/>
      <text:p text:style-name="P1"><text:s text:c="24"/>for(int t=0;t&lt;cols;t++){</text:p>
      <text:p text:style-name="P1"><text:s text:c="32"/>A[i][j]=a1.A[i][t]*a2.A[t][j];</text:p>
      <text:p text:style-name="P1"><text:s text:c="24"/>}</text:p>
      <text:p text:style-name="P1"><text:s text:c="16"/>}</text:p>
      <text:p text:style-name="P1"><text:s text:c="8"/>}</text:p>
      <text:p text:style-name="P1"><text:s text:c="8"/>return *this;</text:p>
      <text:p text:style-name="P1">}</text:p>
      <text:p text:style-name="P1">Matrix Matrix::trans(){//Transpose</text:p>
      <text:p text:style-name="P1"><text:s text:c="8"/>Matrix trans;</text:p>
      <text:p text:style-name="P1"><text:s text:c="8"/>trans.cols=cols;</text:p>
      <text:p text:style-name="P1"><text:s text:c="8"/>trans.rows=rows;</text:p>
      <text:p text:style-name="P1"><text:s text:c="8"/>trans.A=new float*[trans.rows];</text:p>
      <text:p text:style-name="P1"><text:s text:c="8"/>for(int h=0;h&lt;trans.rows;h++){</text:p>
      <text:p text:style-name="P1"><text:s text:c="16"/>trans.A[h]=new float[cols];</text:p>
      <text:p text:style-name="P1"><text:soft-page-break/><text:s text:c="8"/>}</text:p>
      <text:p text:style-name="P1"><text:s text:c="8"/>for(int i=0;i&lt;rows;i++){</text:p>
      <text:p text:style-name="P1"><text:s text:c="16"/>for(int j=0;j&lt;rows;j++){</text:p>
      <text:p text:style-name="P1"><text:s text:c="24"/>trans.A[j][i]=A[i][j];</text:p>
      <text:p text:style-name="P1"><text:s text:c="16"/>}</text:p>
      <text:p text:style-name="P1"><text:s text:c="8"/>}</text:p>
      <text:p text:style-name="P1"><text:s text:c="8"/>return trans;</text:p>
      <text:p text:style-name="P1">}</text:p>
      <text:p text:style-name="P1">Matrix Matrix::pad(){//Pad matrix</text:p>
      <text:p text:style-name="P1"><text:s text:c="8"/>int padder=2;</text:p>
      <text:p text:style-name="P1"><text:s text:c="8"/>while((padder&lt;rows||padder&lt;cols)&amp;&amp;padder&gt;0){</text:p>
      <text:p text:style-name="P1"><text:s text:c="8"/>padder*=2;</text:p>
      <text:p text:style-name="P1"><text:s text:c="8"/>}</text:p>
      <text:p text:style-name="P1"><text:s text:c="8"/>float** oldA=A;</text:p>
      <text:p text:style-name="P1"><text:s text:c="8"/>long unsigned int oldR=rows;</text:p>
      <text:p text:style-name="P1"><text:s text:c="8"/>long unsigned int oldC=cols;</text:p>
      <text:p text:style-name="P1"><text:s text:c="8"/>rows=cols=padder;</text:p>
      <text:p text:style-name="P1"><text:s text:c="8"/>A=create();</text:p>
      <text:p text:style-name="P1"/>
      <text:p text:style-name="P1"><text:s text:c="8"/>for(int i=0;i&lt;rows;i++){</text:p>
      <text:p text:style-name="P1"><text:s text:c="8"/>for(int j=0;j&lt;cols;j++){</text:p>
      <text:p text:style-name="P1"><text:s text:c="16"/>if(i&gt;=oldR||j&gt;=oldC){</text:p>
      <text:p text:style-name="P1"><text:s text:c="24"/>if(i==j){</text:p>
      <text:p text:style-name="P1"><text:s text:c="24"/>A[i][j]=1;</text:p>
      <text:p text:style-name="P1"><text:s text:c="24"/>}</text:p>
      <text:p text:style-name="P1"><text:s text:c="24"/>else{</text:p>
      <text:p text:style-name="P1"><text:s text:c="24"/>A[i][j]=0;</text:p>
      <text:p text:style-name="P1"><text:s text:c="24"/>}</text:p>
      <text:p text:style-name="P1"><text:s text:c="24"/>}</text:p>
      <text:p text:style-name="P1"><text:s text:c="16"/>else {</text:p>
      <text:p text:style-name="P1"><text:s text:c="24"/>A[i][j]=oldA[i][j];</text:p>
      <text:p text:style-name="P1"><text:s text:c="24"/>}</text:p>
      <text:p text:style-name="P1"/>
      <text:p text:style-name="P1"><text:s text:c="16"/>}</text:p>
      <text:p text:style-name="P1"/>
      <text:p text:style-name="P1"><text:s text:c="8"/>}</text:p>
      <text:p text:style-name="P1"><text:s text:c="8"/>for(int k=0;k&lt;oldR;k++){</text:p>
      <text:p text:style-name="P1"><text:s text:c="16"/>delete[] oldA[k];</text:p>
      <text:p text:style-name="P1"><text:s text:c="8"/>}</text:p>
      <text:p text:style-name="P1"><text:s text:c="8"/>delete[] oldA;</text:p>
      <text:p text:style-name="P1"><text:s text:c="8"/>return *this;</text:p>
      <text:p text:style-name="P1">}</text:p>
      <text:p text:style-name="P1">Matrix Matrix::operator* (const int&amp; s){//Scalar multiplication</text:p>
      <text:p text:style-name="P1"><text:s text:c="8"/>for(int i=0;i&lt;rows;i++){</text:p>
      <text:p text:style-name="P1"><text:s text:c="8"/>for(int j=0;j&lt;rows;j++){</text:p>
      <text:p text:style-name="P1"><text:s text:c="16"/>A[i][j]*=s;</text:p>
      <text:p text:style-name="P1"><text:s text:c="8"/>}</text:p>
      <text:p text:style-name="P1"><text:s text:c="8"/>}</text:p>
      <text:p text:style-name="P1"><text:s text:c="8"/>return *this;</text:p>
      <text:p text:style-name="P1"><text:soft-page-break/>}</text:p>
      <text:p text:style-name="P1">float* Matrix::operator[](const int&amp; x)const{//[]overload</text:p>
      <text:p text:style-name="P1"><text:s text:c="8"/>return A[x];</text:p>
      <text:p text:style-name="P1">}</text:p>
      <text:p text:style-name="P1">Matrix Matrix::inv(){ <text:s text:c="10"/>//Inverse function</text:p>
      <text:p text:style-name="P1"><text:s text:c="8"/>if(rows!=cols){</text:p>
      <text:p text:style-name="P1"><text:s text:c="8"/>std::cout&lt;&lt;"Not square!\n";</text:p>
      <text:p text:style-name="P1"><text:s text:c="8"/>Matrix empty;</text:p>
      <text:p text:style-name="P1"><text:s text:c="8"/>return empty;</text:p>
      <text:p text:style-name="P1"><text:s text:c="8"/>}</text:p>
      <text:p text:style-name="P1"><text:s text:c="8"/>if(rows==1&amp;&amp;cols==1){</text:p>
      <text:p text:style-name="P1"><text:s text:c="16"/>if(A[0][0]!=0){</text:p>
      <text:p text:style-name="P1"><text:s text:c="16"/>A[0][0]=1/A[0][0];</text:p>
      <text:p text:style-name="P1"><text:s text:c="16"/>}</text:p>
      <text:p text:style-name="P1"><text:s text:c="16"/>return *this;</text:p>
      <text:p text:style-name="P1"><text:s text:c="8"/>}</text:p>
      <text:p text:style-name="P1"><text:s text:c="8"/>int padR=rows;</text:p>
      <text:p text:style-name="P1"><text:s text:c="8"/>int padC=cols;</text:p>
      <text:p text:style-name="P1"><text:s text:c="8"/>pad();</text:p>
      <text:p text:style-name="P1"><text:s text:c="8"/>int halfR=rows/2;</text:p>
      <text:p text:style-name="P1"><text:s text:c="8"/>int halfC=cols/2;</text:p>
      <text:p text:style-name="P1"/>
      <text:p text:style-name="P1"><text:s text:c="8"/>Matrix B=Matrix(halfR,halfC);</text:p>
      <text:p text:style-name="P1"><text:s text:c="8"/>Matrix C=Matrix(halfR,halfC);</text:p>
      <text:p text:style-name="P1"><text:s text:c="8"/>Matrix Ct=Matrix(halfR,halfC);</text:p>
      <text:p text:style-name="P1"><text:s text:c="8"/>Matrix D=Matrix(halfR,halfC);</text:p>
      <text:p text:style-name="P1"/>
      <text:p text:style-name="P1"><text:s text:c="8"/>for(int i=0;i&lt;rows;i++){</text:p>
      <text:p text:style-name="P1"><text:s text:c="8"/>for(int j=0;j&lt;cols;j++){</text:p>
      <text:p text:style-name="P1"><text:s text:c="16"/>if(i&lt;halfR&amp;&amp;j&lt;halfC){</text:p>
      <text:p text:style-name="P1"><text:s text:c="24"/>B[i][j]=A[i][j];</text:p>
      <text:p text:style-name="P1"><text:s text:c="16"/>}</text:p>
      <text:p text:style-name="P1"><text:s text:c="16"/>else if(i&lt;halfR &amp;&amp; j&lt;halfC){</text:p>
      <text:p text:style-name="P1"><text:s text:c="24"/>Ct[i][j-halfC]=A[i][j];</text:p>
      <text:p text:style-name="P1"><text:s text:c="16"/>}</text:p>
      <text:p text:style-name="P1"><text:s text:c="16"/>else if(i&gt;=halfR &amp;&amp; j&lt;halfC){</text:p>
      <text:p text:style-name="P1"><text:s text:c="24"/>C[i-halfR][j]=A[i][j];</text:p>
      <text:p text:style-name="P1"><text:s text:c="16"/>}</text:p>
      <text:p text:style-name="P1"><text:s text:c="16"/>else if(i&gt;=halfR &amp;&amp; j&gt;=halfC){</text:p>
      <text:p text:style-name="P1"><text:s text:c="24"/>D[i-halfR][j-halfC]=A[i][j];</text:p>
      <text:p text:style-name="P1"><text:s text:c="16"/>}</text:p>
      <text:p text:style-name="P1"><text:s text:c="8"/>}</text:p>
      <text:p text:style-name="P1"><text:s text:c="8"/>}</text:p>
      <text:p text:style-name="P1">Matrix Bi=B.inv();</text:p>
      <text:p text:style-name="P1"><text:s text:c="8"/>Matrix W=C*Bi;</text:p>
      <text:p text:style-name="P1"><text:s text:c="8"/>Matrix Wt=W.trans();</text:p>
      <text:p text:style-name="P1"><text:s text:c="8"/>Matrix X=W*Ct;</text:p>
      <text:p text:style-name="P1"><text:s text:c="8"/>Matrix S=D-X;</text:p>
      <text:p text:style-name="P1"><text:s text:c="8"/>Matrix V=S.inv();</text:p>
      <text:p text:style-name="P1"><text:soft-page-break/><text:s text:c="8"/>Matrix Y=V*W;</text:p>
      <text:p text:style-name="P1"><text:s text:c="8"/>Matrix Yt=Y.trans();</text:p>
      <text:p text:style-name="P1"><text:s text:c="8"/>Matrix L=Yt*-1;</text:p>
      <text:p text:style-name="P1"><text:s text:c="8"/>Matrix U=Y*-1;</text:p>
      <text:p text:style-name="P1"><text:s text:c="8"/>Matrix Z=Wt*Y;</text:p>
      <text:p text:style-name="P1"><text:s text:c="8"/>Matrix R=Bi+Z;</text:p>
      <text:p text:style-name="P1"/>
      <text:p text:style-name="P1"><text:s text:c="8"/>for(int i=0;i&lt;rows;i++){</text:p>
      <text:p text:style-name="P1"><text:s text:c="16"/>delete[] A[i];</text:p>
      <text:p text:style-name="P1"><text:s text:c="8"/>}</text:p>
      <text:p text:style-name="P1"><text:s text:c="16"/>delete[] A;</text:p>
      <text:p text:style-name="P1"/>
      <text:p text:style-name="P1"><text:s text:c="8"/>rows=padR;</text:p>
      <text:p text:style-name="P1"><text:s text:c="8"/>cols=padC;</text:p>
      <text:p text:style-name="P1"><text:s text:c="8"/>A=create();</text:p>
      <text:p text:style-name="P1"><text:s text:c="8"/>for(int i=0;i&lt;rows;i++){</text:p>
      <text:p text:style-name="P1"><text:s text:c="8"/>for(int j=0;j&lt;cols;j++){</text:p>
      <text:p text:style-name="P1"><text:s text:c="16"/>if(i&lt;halfR&amp;&amp;j&lt;halfC){</text:p>
      <text:p text:style-name="P1"><text:s text:c="24"/>A[i][j]=R[i][j];</text:p>
      <text:p text:style-name="P1"><text:s text:c="16"/>}</text:p>
      <text:p text:style-name="P1"><text:s text:c="16"/>else if(i&lt;halfR&amp;&amp;j&gt;=halfC){</text:p>
      <text:p text:style-name="P1"><text:s text:c="24"/>A[i][j]=L[i][j-halfC];</text:p>
      <text:p text:style-name="P1"><text:s text:c="16"/>}</text:p>
      <text:p text:style-name="P1"><text:s text:c="16"/>else if(i&gt;=halfR&amp;&amp;j&lt;halfC){</text:p>
      <text:p text:style-name="P1"><text:s text:c="24"/>A[i][j]=U[i-halfR][j];</text:p>
      <text:p text:style-name="P1"><text:s text:c="16"/>}</text:p>
      <text:p text:style-name="P1"><text:s text:c="16"/>else if(i&gt;= halfR&amp;&amp;j&gt;=halfC){</text:p>
      <text:p text:style-name="P1"><text:s text:c="24"/>A[i][j]=V[i-halfR][j-halfC];</text:p>
      <text:p text:style-name="P1"><text:s text:c="16"/>}</text:p>
      <text:p text:style-name="P1"><text:s text:c="8"/>}</text:p>
      <text:p text:style-name="P1"><text:s text:c="8"/>}</text:p>
      <text:p text:style-name="P1"><text:s text:c="8"/>return *this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09:08:16.386387501</meta:creation-date>
    <dc:date>2019-10-14T09:12:40.580248714</dc:date>
    <meta:editing-duration>PT4M25S</meta:editing-duration>
    <meta:editing-cycles>2</meta:editing-cycles>
    <meta:generator>LibreOffice/5.3.6.1$Linux_X86_64 LibreOffice_project/30$Build-1</meta:generator>
    <meta:document-statistic meta:table-count="0" meta:image-count="0" meta:object-count="0" meta:page-count="10" meta:paragraph-count="445" meta:word-count="883" meta:character-count="13314" meta:non-whitespace-character-count="7038"/>
  </office:meta>
</office:document-meta>
</file>